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1fc6eb" officeooo:paragraph-rsid="001fc6eb" style:font-weight-asian="bold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2ca873" officeooo:paragraph-rsid="002ca873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text-underline-style="none" officeooo:rsid="001fc6eb" officeooo:paragraph-rsid="001fc6eb"/>
    </style:style>
    <style:style style:name="P4" style:family="paragraph" style:parent-style-name="Standard" style:list-style-name="L1">
      <style:paragraph-properties fo:line-height="115%" fo:text-align="start" style:justify-single-word="false"/>
      <style:text-properties style:text-underline-style="none" officeooo:rsid="001fc6eb" officeooo:paragraph-rsid="001fc6eb"/>
    </style:style>
    <style:style style:name="P5" style:family="paragraph" style:parent-style-name="Standard" style:list-style-name="L2">
      <style:paragraph-properties fo:line-height="115%" fo:text-align="start" style:justify-single-word="false"/>
      <style:text-properties style:text-underline-style="none" fo:font-weight="normal" officeooo:rsid="002ca873" officeooo:paragraph-rsid="002ca873" style:font-weight-asian="normal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style:text-underline-style="none" fo:font-weight="normal" officeooo:rsid="00319555" officeooo:paragraph-rsid="003389b3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text-underline-style="none" fo:font-weight="normal" officeooo:rsid="003389b3" officeooo:paragraph-rsid="003389b3" style:font-weight-asian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text-underline-style="none" fo:font-weight="normal" officeooo:rsid="0036fa96" officeooo:paragraph-rsid="0036fa96" style:font-weight-asian="normal" style:font-weight-complex="normal"/>
    </style:style>
    <style:style style:name="P9" style:family="paragraph" style:parent-style-name="Standard" style:list-style-name="L3">
      <style:paragraph-properties fo:line-height="115%" fo:text-align="start" style:justify-single-word="false"/>
      <style:text-properties style:text-underline-style="none" fo:font-weight="normal" officeooo:rsid="003af7e1" officeooo:paragraph-rsid="003af7e1" style:font-weight-asian="normal" style:font-weight-complex="normal"/>
    </style:style>
    <style:style style:name="P10" style:family="paragraph" style:parent-style-name="Standard" style:list-style-name="L3">
      <style:paragraph-properties fo:line-height="115%" fo:text-align="start" style:justify-single-word="false"/>
      <style:text-properties style:text-underline-style="none" fo:font-weight="normal" officeooo:rsid="003b66c4" officeooo:paragraph-rsid="003b66c4" style:font-weight-asian="normal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text-underline-style="none" fo:font-weight="normal" officeooo:rsid="003b66c4" officeooo:paragraph-rsid="003b66c4" style:font-weight-asian="normal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fo:font-weight="bold" officeooo:rsid="00319555" officeooo:paragraph-rsid="00319555" style:font-weight-asian="bold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fo:font-weight="bold" officeooo:rsid="0036fa96" officeooo:paragraph-rsid="0036fa96" style:font-weight-asian="bold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fo:font-weight="bold" officeooo:rsid="0040f713" officeooo:paragraph-rsid="0040f713" style:font-weight-asian="bold" style:font-weight-complex="bold"/>
    </style:style>
    <style:style style:name="T1" style:family="text">
      <style:text-properties officeooo:rsid="003389b3"/>
    </style:style>
    <style:style style:name="T2" style:family="text">
      <style:text-properties officeooo:rsid="0036471d"/>
    </style:style>
    <style:style style:name="T3" style:family="text">
      <style:text-properties officeooo:rsid="00397650"/>
    </style:style>
    <style:style style:name="T4" style:family="text">
      <style:text-properties officeooo:rsid="003b66c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ummary</text:p>
      <text:p text:style-name="P12"/>
      <text:p text:style-name="P6"><text:tab/>The Ability Tab is designed to provide the user with information regarding the damage ranges of abilities. <text:s/></text:p>
      <text:p text:style-name="P6"/>
      <text:p text:style-name="P6"><text:tab/>The user has a range of options within this tab. <text:s/>The user may select filters with which to limit the viewed abilities <text:span text:style-name="T1">such as by combat style or ability type</text:span>. <text:s/>The user may input variables that serve <text:span text:style-name="T1">as inputs or base values for certain calculations like combat skill level or weapon damage tier. <text:s/>The user may toggle or choose from a list of certain modifiers (or effects) that impact damage calculations like certain gear, perks, buffs, etc.</text:span></text:p>
      <text:p text:style-name="P6"/>
      <text:p text:style-name="P7"><text:tab/>Upon changing an option, the new set of data will be calculated and displayed in a scroll-able list. <text:s/>Currently the data shown will be the damage range with an indication of whether or not the max hit is limited by users damage cap as well as <text:span text:style-name="T2">damage per second.</text:span></text:p>
      <text:p text:style-name="P7"/>
      <text:p text:style-name="P13">Top-level Systems</text:p>
      <text:p text:style-name="P13"/>
      <text:p text:style-name="P8"><text:tab/><text:span text:style-name="T3">The core systems at play for this tab are:</text:span></text:p>
      <text:p text:style-name="P8"/>
      <text:list text:style-name="L3">
        <text:list-item>
          <text:p text:style-name="P9"><text:span text:style-name="T4">A</text:span>bility system – Loads and holds all the abilities while providing a way to fetch data needed from currently active (non-filtered out) abilities.</text:p>
        </text:list-item>
        <text:list-item>
          <text:p text:style-name="P9">Modifiers – These are all derived from user input/chosen data within the UI. <text:s/>They may modify the ability damage chain, an ability/abilities themselves, or a secondary <text:span text:style-name="T4">damage factor such as critical hit damage or hit cap.</text:span></text:p>
        </text:list-item>
        <text:list-item>
          <text:p text:style-name="P10">Filters – These determine which abilities are calculated and thus shown in the UI via user choice</text:p>
        </text:list-item>
        <text:list-item>
          <text:p text:style-name="P10">Player – This holds any player level attributes that will be used or calculated as part of the damage chain.</text:p>
        </text:list-item>
        <text:list-item>
          <text:p text:style-name="P10">Damage chain – This is a chain of command that holds the logic and math for all the actual damage calculations. <text:s/>Mutable collection of mutable nodes.</text:p>
        </text:list-item>
      </text:list>
      <text:p text:style-name="P11"/>
      <text:p text:style-name="P14">Modifiable Factors</text:p>
      <text:p text:style-name="P11"/>
      <text:p text:style-name="P1">Crit Cap:</text:p>
      <text:list text:style-name="L1">
        <text:list-item>
          <text:p text:style-name="P4">Grimoire – toggle option for all combat styles</text:p>
        </text:list-item>
        <text:list-item>
          <text:p text:style-name="P4">Icy Tempest – toggle option for melee only</text:p>
        </text:list-item>
        <text:list-item>
          <text:p text:style-name="P4">Smoke cloud – toggle option for all styles but effectiveness is different for mage vs melee/range</text:p>
        </text:list-item>
      </text:list>
      <text:p text:style-name="P3"/>
      <text:p text:style-name="P2">Bleed Inclusive:</text:p>
      <text:list text:style-name="L2">
        <text:list-item>
          <text:p text:style-name="P5">Pocket Damage – toggle option for all styles</text:p>
        </text:list-item>
        <text:list-item>
          <text:p text:style-name="P5">Vuln – toggle option for all styles</text:p>
        </text:list-item>
        <text:list-item>
          <text:p text:style-name="P5">Aura – dropdown for all styles with value depending on choi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6T21:37:57.340000000</meta:creation-date>
    <dc:date>2023-07-27T23:08:24.285000000</dc:date>
    <meta:editing-duration>PT4H57M57S</meta:editing-duration>
    <meta:editing-cycles>10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0" meta:word-count="341" meta:character-count="1987" meta:non-whitespace-character-count="1654"/>
  </office:meta>
</office:document-meta>
</file>